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0.69mm"/>
    </style:style>
    <style:style style:name="co2" style:family="table-column">
      <style:table-column-properties fo:break-before="auto" style:column-width="17.52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use-regular-expressions="false" table:use-wildcards="true"/>
      <table:table table:name="simulation_gmid_analysis" table:style-name="ta1">
        <table:shapes>
          <draw:frame draw:z-index="0" draw:style-name="gr1" draw:text-style-name="P1" svg:width="159.99mm" svg:height="89.99mm" svg:x="219.43mm" svg:y="1mm">
            <draw:object draw:notify-on-update-of-ranges="simulation_gmid_analysis.A1:simulation_gmid_analysis.A1 simulation_gmid_analysis.A2:simulation_gmid_analysis.A37 simulation_gmid_analysis.B1:simulation_gmid_analysis.B1 simulation_gmid_analysis.B2:simulation_gmid_analysis.B37 simulation_gmid_analysis.C1:simulation_gmid_analysis.C1 simulation_gmid_analysis.C2:simulation_gmid_analysis.C37 simulation_gmid_analysis.D1:simulation_gmid_analysis.D1 simulation_gmid_analysis.D2:simulation_gmid_analysis.D37 simulation_gmid_analysis.E1:simulation_gmid_analysis.E1 simulation_gmid_analysis.E2:simulation_gmid_analysis.E37 simulation_gmid_analysis.F1:simulation_gmid_analysis.F1 simulation_gmid_analysis.F2:simulation_gmid_analysis.F37 simulation_gmid_analysis.G1:simulation_gmid_analysis.G1 simulation_gmid_analysis.G2:simulation_gmid_analysis.G37 simulation_gmid_analysis.H1:simulation_gmid_analysis.H1 simulation_gmid_analysis.H2:simulation_gmid_analysis.H37 simulation_gmid_analysis.I1:simulation_gmid_analysis.I1 simulation_gmid_analysis.I2:simulation_gmid_analysis.I37 simulation_gmid_analysis.J1:simulation_gmid_analysis.J1 simulation_gmid_analysis.J2:simulation_gmid_analysis.J37 simulation_gmid_analysis.K1:simulation_gmid_analysis.K1 simulation_gmid_analysis.K2:simulation_gmid_analysis.K37 simulation_gmid_analysis.L1:simulation_gmid_analysis.L1 simulation_gmid_analysis.L2:simulation_gmid_analysis.L3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10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Vgs</text:p>
          </table:table-cell>
          <table:table-cell office:value-type="string" calcext:value-type="string">
            <text:p>130n</text:p>
          </table:table-cell>
          <table:table-cell office:value-type="string" calcext:value-type="string">
            <text:p>180n</text:p>
          </table:table-cell>
          <table:table-cell office:value-type="string" calcext:value-type="string">
            <text:p>250n</text:p>
          </table:table-cell>
          <table:table-cell office:value-type="string" calcext:value-type="string">
            <text:p>350n</text:p>
          </table:table-cell>
          <table:table-cell office:value-type="string" calcext:value-type="string">
            <text:p>500n</text:p>
          </table:table-cell>
          <table:table-cell office:value-type="string" calcext:value-type="string">
            <text:p>700n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1.5u</text:p>
          </table:table-cell>
          <table:table-cell office:value-type="string" calcext:value-type="string">
            <text:p>2u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Vth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27.49191" calcext:value-type="float">
            <text:p>27.49191</text:p>
          </table:table-cell>
          <table:table-cell office:value-type="float" office:value="27.49196" calcext:value-type="float">
            <text:p>27.49196</text:p>
          </table:table-cell>
          <table:table-cell office:value-type="float" office:value="27.49202" calcext:value-type="float">
            <text:p>27.49202</text:p>
          </table:table-cell>
          <table:table-cell office:value-type="float" office:value="27.49206" calcext:value-type="float">
            <text:p>27.49206</text:p>
          </table:table-cell>
          <table:table-cell office:value-type="float" office:value="27.4915" calcext:value-type="float">
            <text:p>27.4915</text:p>
          </table:table-cell>
          <table:table-cell office:value-type="float" office:value="27.48863" calcext:value-type="float">
            <text:p>27.48863</text:p>
          </table:table-cell>
          <table:table-cell office:value-type="float" office:value="27.47812" calcext:value-type="float">
            <text:p>27.47812</text:p>
          </table:table-cell>
          <table:table-cell office:value-type="float" office:value="27.44668" calcext:value-type="float">
            <text:p>27.44668</text:p>
          </table:table-cell>
          <table:table-cell office:value-type="float" office:value="27.33186" calcext:value-type="float">
            <text:p>27.33186</text:p>
          </table:table-cell>
          <table:table-cell office:value-type="float" office:value="26.43413" calcext:value-type="float">
            <text:p>26.43413</text:p>
          </table:table-cell>
          <table:table-cell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27.02463" calcext:value-type="float">
            <text:p>27.02463</text:p>
          </table:table-cell>
          <table:table-cell office:value-type="float" office:value="27.02468" calcext:value-type="float">
            <text:p>27.02468</text:p>
          </table:table-cell>
          <table:table-cell office:value-type="float" office:value="27.02474" calcext:value-type="float">
            <text:p>27.02474</text:p>
          </table:table-cell>
          <table:table-cell office:value-type="float" office:value="27.02471" calcext:value-type="float">
            <text:p>27.02471</text:p>
          </table:table-cell>
          <table:table-cell office:value-type="float" office:value="27.02355" calcext:value-type="float">
            <text:p>27.02355</text:p>
          </table:table-cell>
          <table:table-cell office:value-type="float" office:value="27.0182" calcext:value-type="float">
            <text:p>27.0182</text:p>
          </table:table-cell>
          <table:table-cell office:value-type="float" office:value="26.999" calcext:value-type="float">
            <text:p>26.999</text:p>
          </table:table-cell>
          <table:table-cell office:value-type="float" office:value="26.9421" calcext:value-type="float">
            <text:p>26.9421</text:p>
          </table:table-cell>
          <table:table-cell office:value-type="float" office:value="26.73736" calcext:value-type="float">
            <text:p>26.73736</text:p>
          </table:table-cell>
          <table:table-cell office:value-type="float" office:value="25.2539" calcext:value-type="float">
            <text:p>25.2539</text:p>
          </table:table-cell>
          <table:table-cell/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26.22286" calcext:value-type="float">
            <text:p>26.22286</text:p>
          </table:table-cell>
          <table:table-cell office:value-type="float" office:value="26.22277" calcext:value-type="float">
            <text:p>26.22277</text:p>
          </table:table-cell>
          <table:table-cell office:value-type="float" office:value="26.22268" calcext:value-type="float">
            <text:p>26.22268</text:p>
          </table:table-cell>
          <table:table-cell office:value-type="float" office:value="26.22225" calcext:value-type="float">
            <text:p>26.22225</text:p>
          </table:table-cell>
          <table:table-cell office:value-type="float" office:value="26.21982" calcext:value-type="float">
            <text:p>26.21982</text:p>
          </table:table-cell>
          <table:table-cell office:value-type="float" office:value="26.21026" calcext:value-type="float">
            <text:p>26.21026</text:p>
          </table:table-cell>
          <table:table-cell office:value-type="float" office:value="26.1774" calcext:value-type="float">
            <text:p>26.1774</text:p>
          </table:table-cell>
          <table:table-cell office:value-type="float" office:value="26.08208" calcext:value-type="float">
            <text:p>26.08208</text:p>
          </table:table-cell>
          <table:table-cell office:value-type="float" office:value="25.74818" calcext:value-type="float">
            <text:p>25.74818</text:p>
          </table:table-cell>
          <table:table-cell office:value-type="float" office:value="23.59312" calcext:value-type="float">
            <text:p>23.59312</text:p>
          </table:table-cell>
          <table:table-cell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25.00655" calcext:value-type="float">
            <text:p>25.00655</text:p>
          </table:table-cell>
          <table:table-cell office:value-type="float" office:value="25.00579" calcext:value-type="float">
            <text:p>25.00579</text:p>
          </table:table-cell>
          <table:table-cell office:value-type="float" office:value="25.005" calcext:value-type="float">
            <text:p>25.005</text:p>
          </table:table-cell>
          <table:table-cell office:value-type="float" office:value="25.00303" calcext:value-type="float">
            <text:p>25.00303</text:p>
          </table:table-cell>
          <table:table-cell office:value-type="float" office:value="24.99777" calcext:value-type="float">
            <text:p>24.99777</text:p>
          </table:table-cell>
          <table:table-cell office:value-type="float" office:value="24.98161" calcext:value-type="float">
            <text:p>24.98161</text:p>
          </table:table-cell>
          <table:table-cell office:value-type="float" office:value="24.93067" calcext:value-type="float">
            <text:p>24.93067</text:p>
          </table:table-cell>
          <table:table-cell office:value-type="float" office:value="24.78916" calcext:value-type="float">
            <text:p>24.78916</text:p>
          </table:table-cell>
          <table:table-cell office:value-type="float" office:value="24.31522" calcext:value-type="float">
            <text:p>24.31522</text:p>
          </table:table-cell>
          <table:table-cell office:value-type="float" office:value="21.60452" calcext:value-type="float">
            <text:p>21.60452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23.48795" calcext:value-type="float">
            <text:p>23.48795</text:p>
          </table:table-cell>
          <table:table-cell office:value-type="float" office:value="23.48509" calcext:value-type="float">
            <text:p>23.48509</text:p>
          </table:table-cell>
          <table:table-cell office:value-type="float" office:value="23.48216" calcext:value-type="float">
            <text:p>23.48216</text:p>
          </table:table-cell>
          <table:table-cell office:value-type="float" office:value="23.47573" calcext:value-type="float">
            <text:p>23.47573</text:p>
          </table:table-cell>
          <table:table-cell office:value-type="float" office:value="23.46405" calcext:value-type="float">
            <text:p>23.46405</text:p>
          </table:table-cell>
          <table:table-cell office:value-type="float" office:value="23.43743" calcext:value-type="float">
            <text:p>23.43743</text:p>
          </table:table-cell>
          <table:table-cell office:value-type="float" office:value="23.36522" calcext:value-type="float">
            <text:p>23.36522</text:p>
          </table:table-cell>
          <table:table-cell office:value-type="float" office:value="23.18014" calcext:value-type="float">
            <text:p>23.18014</text:p>
          </table:table-cell>
          <table:table-cell office:value-type="float" office:value="22.59593" calcext:value-type="float">
            <text:p>22.59593</text:p>
          </table:table-cell>
          <table:table-cell office:value-type="float" office:value="19.32129" calcext:value-type="float">
            <text:p>19.32129</text:p>
          </table:table-cell>
          <table:table-cell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21.94653" calcext:value-type="float">
            <text:p>21.94653</text:p>
          </table:table-cell>
          <table:table-cell office:value-type="float" office:value="21.93901" calcext:value-type="float">
            <text:p>21.93901</text:p>
          </table:table-cell>
          <table:table-cell office:value-type="float" office:value="21.93133" calcext:value-type="float">
            <text:p>21.93133</text:p>
          </table:table-cell>
          <table:table-cell office:value-type="float" office:value="21.91506" calcext:value-type="float">
            <text:p>21.91506</text:p>
          </table:table-cell>
          <table:table-cell office:value-type="float" office:value="21.89" calcext:value-type="float">
            <text:p>21.89</text:p>
          </table:table-cell>
          <table:table-cell office:value-type="float" office:value="21.84396" calcext:value-type="float">
            <text:p>21.84396</text:p>
          </table:table-cell>
          <table:table-cell office:value-type="float" office:value="21.73777" calcext:value-type="float">
            <text:p>21.73777</text:p>
          </table:table-cell>
          <table:table-cell office:value-type="float" office:value="21.49185" calcext:value-type="float">
            <text:p>21.49185</text:p>
          </table:table-cell>
          <table:table-cell office:value-type="float" office:value="20.75249" calcext:value-type="float">
            <text:p>20.75249</text:p>
          </table:table-cell>
          <table:table-cell office:value-type="float" office:value="16.47418" calcext:value-type="float">
            <text:p>16.47418</text:p>
          </table:table-cell>
          <table:table-cell/>
        </table:table-row>
        <table:table-row table:style-name="ro1">
          <table:table-cell office:value-type="float" office:value="0.300577" calcext:value-type="float">
            <text:p>0.300577</text:p>
          </table:table-cell>
          <table:table-cell table:number-columns-repeated="10"/>
          <table:table-cell office:value-type="float" office:value="21.94653" calcext:value-type="float">
            <text:p>21.94653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20.27443" calcext:value-type="float">
            <text:p>20.27443</text:p>
          </table:table-cell>
          <table:table-cell office:value-type="float" office:value="20.2594" calcext:value-type="float">
            <text:p>20.2594</text:p>
          </table:table-cell>
          <table:table-cell office:value-type="float" office:value="20.24408" calcext:value-type="float">
            <text:p>20.24408</text:p>
          </table:table-cell>
          <table:table-cell office:value-type="float" office:value="20.21192" calcext:value-type="float">
            <text:p>20.21192</text:p>
          </table:table-cell>
          <table:table-cell office:value-type="float" office:value="20.16455" calcext:value-type="float">
            <text:p>20.16455</text:p>
          </table:table-cell>
          <table:table-cell office:value-type="float" office:value="20.08386" calcext:value-type="float">
            <text:p>20.08386</text:p>
          </table:table-cell>
          <table:table-cell office:value-type="float" office:value="19.91145" calcext:value-type="float">
            <text:p>19.91145</text:p>
          </table:table-cell>
          <table:table-cell office:value-type="float" office:value="19.53656" calcext:value-type="float">
            <text:p>19.53656</text:p>
          </table:table-cell>
          <table:table-cell office:value-type="float" office:value="18.4653" calcext:value-type="float">
            <text:p>18.4653</text:p>
          </table:table-cell>
          <table:table-cell office:value-type="float" office:value="13.17892" calcext:value-type="float">
            <text:p>13.17892</text:p>
          </table:table-cell>
          <table:table-cell/>
        </table:table-row>
        <table:table-row table:style-name="ro1">
          <table:table-cell office:value-type="float" office:value="0.367686" calcext:value-type="float">
            <text:p>0.367686</text:p>
          </table:table-cell>
          <table:table-cell table:number-columns-repeated="10"/>
          <table:table-cell office:value-type="float" office:value="20.2594" calcext:value-type="float">
            <text:p>20.2594</text:p>
          </table:table-cell>
        </table:table-row>
        <table:table-row table:style-name="ro1">
          <table:table-cell office:value-type="float" office:value="0.381783" calcext:value-type="float">
            <text:p>0.381783</text:p>
          </table:table-cell>
          <table:table-cell table:number-columns-repeated="10"/>
          <table:table-cell office:value-type="float" office:value="17.91209" calcext:value-type="float">
            <text:p>17.91209</text:p>
          </table:table-cell>
        </table:table-row>
        <table:table-row table:style-name="ro1">
          <table:table-cell office:value-type="float" office:value="0.386099" calcext:value-type="float">
            <text:p>0.386099</text:p>
          </table:table-cell>
          <table:table-cell table:number-columns-repeated="10"/>
          <table:table-cell office:value-type="float" office:value="17.86157" calcext:value-type="float">
            <text:p>17.86157</text:p>
          </table:table-cell>
        </table:table-row>
        <table:table-row table:style-name="ro1">
          <table:table-cell office:value-type="float" office:value="0.387584" calcext:value-type="float">
            <text:p>0.387584</text:p>
          </table:table-cell>
          <table:table-cell table:number-columns-repeated="10"/>
          <table:table-cell office:value-type="float" office:value="17.788" calcext:value-type="float">
            <text:p>17.788</text:p>
          </table:table-cell>
        </table:table-row>
        <table:table-row table:style-name="ro1">
          <table:table-cell office:value-type="float" office:value="0.387987" calcext:value-type="float">
            <text:p>0.387987</text:p>
          </table:table-cell>
          <table:table-cell table:number-columns-repeated="10"/>
          <table:table-cell office:value-type="float" office:value="17.66525" calcext:value-type="float">
            <text:p>17.66525</text:p>
          </table:table-cell>
        </table:table-row>
        <table:table-row table:style-name="ro1">
          <table:table-cell office:value-type="float" office:value="0.38806" calcext:value-type="float">
            <text:p>0.38806</text:p>
          </table:table-cell>
          <table:table-cell table:number-columns-repeated="10"/>
          <table:table-cell office:value-type="float" office:value="17.41032" calcext:value-type="float">
            <text:p>17.41032</text:p>
          </table:table-cell>
        </table:table-row>
        <table:table-row table:style-name="ro1">
          <table:table-cell office:value-type="float" office:value="0.388047" calcext:value-type="float">
            <text:p>0.388047</text:p>
          </table:table-cell>
          <table:table-cell table:number-columns-repeated="10"/>
          <table:table-cell office:value-type="float" office:value="16.87824" calcext:value-type="float">
            <text:p>16.87824</text:p>
          </table:table-cell>
        </table:table-row>
        <table:table-row table:style-name="ro1">
          <table:table-cell office:value-type="float" office:value="0.388035" calcext:value-type="float">
            <text:p>0.388035</text:p>
          </table:table-cell>
          <table:table-cell table:number-columns-repeated="10"/>
          <table:table-cell office:value-type="float" office:value="15.47389" calcext:value-type="float">
            <text:p>15.47389</text:p>
          </table:table-cell>
        </table:table-row>
        <table:table-row table:style-name="ro1">
          <table:table-cell office:value-type="float" office:value="0.388023" calcext:value-type="float">
            <text:p>0.388023</text:p>
          </table:table-cell>
          <table:table-cell table:number-columns-repeated="10"/>
          <table:table-cell office:value-type="float" office:value="10.10183" calcext:value-type="float">
            <text:p>10.10183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17.95996" calcext:value-type="float">
            <text:p>17.95996</text:p>
          </table:table-cell>
          <table:table-cell office:value-type="float" office:value="17.93625" calcext:value-type="float">
            <text:p>17.93625</text:p>
          </table:table-cell>
          <table:table-cell office:value-type="float" office:value="17.91209" calcext:value-type="float">
            <text:p>17.91209</text:p>
          </table:table-cell>
          <table:table-cell office:value-type="float" office:value="17.86157" calcext:value-type="float">
            <text:p>17.86157</text:p>
          </table:table-cell>
          <table:table-cell office:value-type="float" office:value="17.788" calcext:value-type="float">
            <text:p>17.788</text:p>
          </table:table-cell>
          <table:table-cell office:value-type="float" office:value="17.66525" calcext:value-type="float">
            <text:p>17.66525</text:p>
          </table:table-cell>
          <table:table-cell office:value-type="float" office:value="17.41032" calcext:value-type="float">
            <text:p>17.41032</text:p>
          </table:table-cell>
          <table:table-cell office:value-type="float" office:value="16.87824" calcext:value-type="float">
            <text:p>16.87824</text:p>
          </table:table-cell>
          <table:table-cell office:value-type="float" office:value="15.47389" calcext:value-type="float">
            <text:p>15.47389</text:p>
          </table:table-cell>
          <table:table-cell office:value-type="float" office:value="10.10183" calcext:value-type="float">
            <text:p>10.10183</text:p>
          </table:table-cell>
          <table:table-cell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15.05359" calcext:value-type="float">
            <text:p>15.05359</text:p>
          </table:table-cell>
          <table:table-cell office:value-type="float" office:value="15.02266" calcext:value-type="float">
            <text:p>15.02266</text:p>
          </table:table-cell>
          <table:table-cell office:value-type="float" office:value="14.9912" calcext:value-type="float">
            <text:p>14.9912</text:p>
          </table:table-cell>
          <table:table-cell office:value-type="float" office:value="14.92571" calcext:value-type="float">
            <text:p>14.92571</text:p>
          </table:table-cell>
          <table:table-cell office:value-type="float" office:value="14.83164" calcext:value-type="float">
            <text:p>14.83164</text:p>
          </table:table-cell>
          <table:table-cell office:value-type="float" office:value="14.67836" calcext:value-type="float">
            <text:p>14.67836</text:p>
          </table:table-cell>
          <table:table-cell office:value-type="float" office:value="14.37041" calcext:value-type="float">
            <text:p>14.37041</text:p>
          </table:table-cell>
          <table:table-cell office:value-type="float" office:value="13.75809" calcext:value-type="float">
            <text:p>13.75809</text:p>
          </table:table-cell>
          <table:table-cell office:value-type="float" office:value="12.27988" calcext:value-type="float">
            <text:p>12.27988</text:p>
          </table:table-cell>
          <table:table-cell office:value-type="float" office:value="7.697619" calcext:value-type="float">
            <text:p>7.697619</text:p>
          </table:table-cell>
          <table:table-cell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2.15341" calcext:value-type="float">
            <text:p>12.15341</text:p>
          </table:table-cell>
          <table:table-cell office:value-type="float" office:value="12.11835" calcext:value-type="float">
            <text:p>12.11835</text:p>
          </table:table-cell>
          <table:table-cell office:value-type="float" office:value="12.08277" calcext:value-type="float">
            <text:p>12.08277</text:p>
          </table:table-cell>
          <table:table-cell office:value-type="float" office:value="12.00914" calcext:value-type="float">
            <text:p>12.00914</text:p>
          </table:table-cell>
          <table:table-cell office:value-type="float" office:value="11.90521" calcext:value-type="float">
            <text:p>11.90521</text:p>
          </table:table-cell>
          <table:table-cell office:value-type="float" office:value="11.74105" calcext:value-type="float">
            <text:p>11.74105</text:p>
          </table:table-cell>
          <table:table-cell office:value-type="float" office:value="11.42471" calcext:value-type="float">
            <text:p>11.42471</text:p>
          </table:table-cell>
          <table:table-cell office:value-type="float" office:value="10.82951" calcext:value-type="float">
            <text:p>10.82951</text:p>
          </table:table-cell>
          <table:table-cell office:value-type="float" office:value="9.509469" calcext:value-type="float">
            <text:p>9.509469</text:p>
          </table:table-cell>
          <table:table-cell office:value-type="float" office:value="5.973456" calcext:value-type="float">
            <text:p>5.973456</text:p>
          </table:table-cell>
          <table:table-cell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9.720582" calcext:value-type="float">
            <text:p>9.720582</text:p>
          </table:table-cell>
          <table:table-cell office:value-type="float" office:value="9.684237" calcext:value-type="float">
            <text:p>9.684237</text:p>
          </table:table-cell>
          <table:table-cell office:value-type="float" office:value="9.647456" calcext:value-type="float">
            <text:p>9.647456</text:p>
          </table:table-cell>
          <table:table-cell office:value-type="float" office:value="9.571802" calcext:value-type="float">
            <text:p>9.571802</text:p>
          </table:table-cell>
          <table:table-cell office:value-type="float" office:value="9.466876" calcext:value-type="float">
            <text:p>9.466876</text:p>
          </table:table-cell>
          <table:table-cell office:value-type="float" office:value="9.306208" calcext:value-type="float">
            <text:p>9.306208</text:p>
          </table:table-cell>
          <table:table-cell office:value-type="float" office:value="9.009564" calcext:value-type="float">
            <text:p>9.009564</text:p>
          </table:table-cell>
          <table:table-cell office:value-type="float" office:value="8.481533" calcext:value-type="float">
            <text:p>8.481533</text:p>
          </table:table-cell>
          <table:table-cell office:value-type="float" office:value="7.396609" calcext:value-type="float">
            <text:p>7.396609</text:p>
          </table:table-cell>
          <table:table-cell office:value-type="float" office:value="4.766894" calcext:value-type="float">
            <text:p>4.766894</text:p>
          </table:table-cell>
          <table:table-cell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7.856183" calcext:value-type="float">
            <text:p>7.856183</text:p>
          </table:table-cell>
          <table:table-cell office:value-type="float" office:value="7.82033" calcext:value-type="float">
            <text:p>7.82033</text:p>
          </table:table-cell>
          <table:table-cell office:value-type="float" office:value="7.784152" calcext:value-type="float">
            <text:p>7.784152</text:p>
          </table:table-cell>
          <table:table-cell office:value-type="float" office:value="7.710169" calcext:value-type="float">
            <text:p>7.710169</text:p>
          </table:table-cell>
          <table:table-cell office:value-type="float" office:value="7.609139" calcext:value-type="float">
            <text:p>7.609139</text:p>
          </table:table-cell>
          <table:table-cell office:value-type="float" office:value="7.458624" calcext:value-type="float">
            <text:p>7.458624</text:p>
          </table:table-cell>
          <table:table-cell office:value-type="float" office:value="7.191331" calcext:value-type="float">
            <text:p>7.191331</text:p>
          </table:table-cell>
          <table:table-cell office:value-type="float" office:value="6.739334" calcext:value-type="float">
            <text:p>6.739334</text:p>
          </table:table-cell>
          <table:table-cell office:value-type="float" office:value="5.871362" calcext:value-type="float">
            <text:p>5.871362</text:p>
          </table:table-cell>
          <table:table-cell office:value-type="float" office:value="3.914523" calcext:value-type="float">
            <text:p>3.914523</text:p>
          </table:table-cell>
          <table:table-cell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6.471822" calcext:value-type="float">
            <text:p>6.471822</text:p>
          </table:table-cell>
          <table:table-cell office:value-type="float" office:value="6.437318" calcext:value-type="float">
            <text:p>6.437318</text:p>
          </table:table-cell>
          <table:table-cell office:value-type="float" office:value="6.402599" calcext:value-type="float">
            <text:p>6.402599</text:p>
          </table:table-cell>
          <table:table-cell office:value-type="float" office:value="6.331985" calcext:value-type="float">
            <text:p>6.331985</text:p>
          </table:table-cell>
          <table:table-cell office:value-type="float" office:value="6.236817" calcext:value-type="float">
            <text:p>6.236817</text:p>
          </table:table-cell>
          <table:table-cell office:value-type="float" office:value="6.09826" calcext:value-type="float">
            <text:p>6.09826</text:p>
          </table:table-cell>
          <table:table-cell office:value-type="float" office:value="5.860322" calcext:value-type="float">
            <text:p>5.860322</text:p>
          </table:table-cell>
          <table:table-cell office:value-type="float" office:value="5.47582" calcext:value-type="float">
            <text:p>5.47582</text:p>
          </table:table-cell>
          <table:table-cell office:value-type="float" office:value="4.779936" calcext:value-type="float">
            <text:p>4.779936</text:p>
          </table:table-cell>
          <table:table-cell office:value-type="float" office:value="3.29731" calcext:value-type="float">
            <text:p>3.29731</text:p>
          </table:table-cell>
          <table:table-cell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5.442192" calcext:value-type="float">
            <text:p>5.442192</text:p>
          </table:table-cell>
          <table:table-cell office:value-type="float" office:value="5.409359" calcext:value-type="float">
            <text:p>5.409359</text:p>
          </table:table-cell>
          <table:table-cell office:value-type="float" office:value="5.376415" calcext:value-type="float">
            <text:p>5.376415</text:p>
          </table:table-cell>
          <table:table-cell office:value-type="float" office:value="5.309747" calcext:value-type="float">
            <text:p>5.309747</text:p>
          </table:table-cell>
          <table:table-cell office:value-type="float" office:value="5.220899" calcext:value-type="float">
            <text:p>5.220899</text:p>
          </table:table-cell>
          <table:table-cell office:value-type="float" office:value="5.093989" calcext:value-type="float">
            <text:p>5.093989</text:p>
          </table:table-cell>
          <table:table-cell office:value-type="float" office:value="4.88216" calcext:value-type="float">
            <text:p>4.88216</text:p>
          </table:table-cell>
          <table:table-cell office:value-type="float" office:value="4.553051" calcext:value-type="float">
            <text:p>4.553051</text:p>
          </table:table-cell>
          <table:table-cell office:value-type="float" office:value="3.987328" calcext:value-type="float">
            <text:p>3.987328</text:p>
          </table:table-cell>
          <table:table-cell office:value-type="float" office:value="2.83702" calcext:value-type="float">
            <text:p>2.83702</text:p>
          </table:table-cell>
          <table:table-cell/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4.662895" calcext:value-type="float">
            <text:p>4.662895</text:p>
          </table:table-cell>
          <table:table-cell office:value-type="float" office:value="4.631806" calcext:value-type="float">
            <text:p>4.631806</text:p>
          </table:table-cell>
          <table:table-cell office:value-type="float" office:value="4.600698" calcext:value-type="float">
            <text:p>4.600698</text:p>
          </table:table-cell>
          <table:table-cell office:value-type="float" office:value="4.538041" calcext:value-type="float">
            <text:p>4.538041</text:p>
          </table:table-cell>
          <table:table-cell office:value-type="float" office:value="4.455343" calcext:value-type="float">
            <text:p>4.455343</text:p>
          </table:table-cell>
          <table:table-cell office:value-type="float" office:value="4.339098" calcext:value-type="float">
            <text:p>4.339098</text:p>
          </table:table-cell>
          <table:table-cell office:value-type="float" office:value="4.149687" calcext:value-type="float">
            <text:p>4.149687</text:p>
          </table:table-cell>
          <table:table-cell office:value-type="float" office:value="3.865204" calcext:value-type="float">
            <text:p>3.865204</text:p>
          </table:table-cell>
          <table:table-cell office:value-type="float" office:value="3.39752" calcext:value-type="float">
            <text:p>3.39752</text:p>
          </table:table-cell>
          <table:table-cell office:value-type="float" office:value="2.483669" calcext:value-type="float">
            <text:p>2.483669</text:p>
          </table:table-cell>
          <table:table-cell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4.059256" calcext:value-type="float">
            <text:p>4.059256</text:p>
          </table:table-cell>
          <table:table-cell office:value-type="float" office:value="4.029879" calcext:value-type="float">
            <text:p>4.029879</text:p>
          </table:table-cell>
          <table:table-cell office:value-type="float" office:value="4.000565" calcext:value-type="float">
            <text:p>4.000565</text:p>
          </table:table-cell>
          <table:table-cell office:value-type="float" office:value="3.94178" calcext:value-type="float">
            <text:p>3.94178</text:p>
          </table:table-cell>
          <table:table-cell office:value-type="float" office:value="3.864856" calcext:value-type="float">
            <text:p>3.864856</text:p>
          </table:table-cell>
          <table:table-cell office:value-type="float" office:value="3.758197" calcext:value-type="float">
            <text:p>3.758197</text:p>
          </table:table-cell>
          <table:table-cell office:value-type="float" office:value="3.587956" calcext:value-type="float">
            <text:p>3.587956</text:p>
          </table:table-cell>
          <table:table-cell office:value-type="float" office:value="3.339627" calcext:value-type="float">
            <text:p>3.339627</text:p>
          </table:table-cell>
          <table:table-cell office:value-type="float" office:value="2.946814" calcext:value-type="float">
            <text:p>2.946814</text:p>
          </table:table-cell>
          <table:table-cell office:value-type="float" office:value="2.205197" calcext:value-type="float">
            <text:p>2.205197</text:p>
          </table:table-cell>
          <table:table-cell/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3.580532" calcext:value-type="float">
            <text:p>3.580532</text:p>
          </table:table-cell>
          <table:table-cell office:value-type="float" office:value="3.552798" calcext:value-type="float">
            <text:p>3.552798</text:p>
          </table:table-cell>
          <table:table-cell office:value-type="float" office:value="3.525197" calcext:value-type="float">
            <text:p>3.525197</text:p>
          </table:table-cell>
          <table:table-cell office:value-type="float" office:value="3.470081" calcext:value-type="float">
            <text:p>3.470081</text:p>
          </table:table-cell>
          <table:table-cell office:value-type="float" office:value="3.398512" calcext:value-type="float">
            <text:p>3.398512</text:p>
          </table:table-cell>
          <table:table-cell office:value-type="float" office:value="3.300458" calcext:value-type="float">
            <text:p>3.300458</text:p>
          </table:table-cell>
          <table:table-cell office:value-type="float" office:value="3.146729" calcext:value-type="float">
            <text:p>3.146729</text:p>
          </table:table-cell>
          <table:table-cell office:value-type="float" office:value="2.928102" calcext:value-type="float">
            <text:p>2.928102</text:p>
          </table:table-cell>
          <table:table-cell office:value-type="float" office:value="2.593617" calcext:value-type="float">
            <text:p>2.593617</text:p>
          </table:table-cell>
          <table:table-cell office:value-type="float" office:value="1.98066" calcext:value-type="float">
            <text:p>1.98066</text:p>
          </table:table-cell>
          <table:table-cell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3.192581" calcext:value-type="float">
            <text:p>3.192581</text:p>
          </table:table-cell>
          <table:table-cell office:value-type="float" office:value="3.16641" calcext:value-type="float">
            <text:p>3.16641</text:p>
          </table:table-cell>
          <table:table-cell office:value-type="float" office:value="3.140432" calcext:value-type="float">
            <text:p>3.140432</text:p>
          </table:table-cell>
          <table:table-cell office:value-type="float" office:value="3.088767" calcext:value-type="float">
            <text:p>3.088767</text:p>
          </table:table-cell>
          <table:table-cell office:value-type="float" office:value="3.022153" calcext:value-type="float">
            <text:p>3.022153</text:p>
          </table:table-cell>
          <table:table-cell office:value-type="float" office:value="2.93185" calcext:value-type="float">
            <text:p>2.93185</text:p>
          </table:table-cell>
          <table:table-cell office:value-type="float" office:value="2.792487" calcext:value-type="float">
            <text:p>2.792487</text:p>
          </table:table-cell>
          <table:table-cell office:value-type="float" office:value="2.598643" calcext:value-type="float">
            <text:p>2.598643</text:p>
          </table:table-cell>
          <table:table-cell office:value-type="float" office:value="2.310539" calcext:value-type="float">
            <text:p>2.310539</text:p>
          </table:table-cell>
          <table:table-cell office:value-type="float" office:value="1.796034" calcext:value-type="float">
            <text:p>1.796034</text:p>
          </table:table-cell>
          <table:table-cell/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2.8722" calcext:value-type="float">
            <text:p>2.8722</text:p>
          </table:table-cell>
          <table:table-cell office:value-type="float" office:value="2.847509" calcext:value-type="float">
            <text:p>2.847509</text:p>
          </table:table-cell>
          <table:table-cell office:value-type="float" office:value="2.823065" calcext:value-type="float">
            <text:p>2.823065</text:p>
          </table:table-cell>
          <table:table-cell office:value-type="float" office:value="2.774639" calcext:value-type="float">
            <text:p>2.774639</text:p>
          </table:table-cell>
          <table:table-cell office:value-type="float" office:value="2.712611" calcext:value-type="float">
            <text:p>2.712611</text:p>
          </table:table-cell>
          <table:table-cell office:value-type="float" office:value="2.629327" calcext:value-type="float">
            <text:p>2.629327</text:p>
          </table:table-cell>
          <table:table-cell office:value-type="float" office:value="2.502587" calcext:value-type="float">
            <text:p>2.502587</text:p>
          </table:table-cell>
          <table:table-cell office:value-type="float" office:value="2.329718" calcext:value-type="float">
            <text:p>2.329718</text:p>
          </table:table-cell>
          <table:table-cell office:value-type="float" office:value="2.079194" calcext:value-type="float">
            <text:p>2.079194</text:p>
          </table:table-cell>
          <table:table-cell office:value-type="float" office:value="1.641675" calcext:value-type="float">
            <text:p>1.64167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603317" calcext:value-type="float">
            <text:p>2.603317</text:p>
          </table:table-cell>
          <table:table-cell office:value-type="float" office:value="2.580027" calcext:value-type="float">
            <text:p>2.580027</text:p>
          </table:table-cell>
          <table:table-cell office:value-type="float" office:value="2.557029" calcext:value-type="float">
            <text:p>2.557029</text:p>
          </table:table-cell>
          <table:table-cell office:value-type="float" office:value="2.511642" calcext:value-type="float">
            <text:p>2.511642</text:p>
          </table:table-cell>
          <table:table-cell office:value-type="float" office:value="2.453866" calcext:value-type="float">
            <text:p>2.453866</text:p>
          </table:table-cell>
          <table:table-cell office:value-type="float" office:value="2.376965" calcext:value-type="float">
            <text:p>2.376965</text:p>
          </table:table-cell>
          <table:table-cell office:value-type="float" office:value="2.261409" calcext:value-type="float">
            <text:p>2.261409</text:p>
          </table:table-cell>
          <table:table-cell office:value-type="float" office:value="2.106512" calcext:value-type="float">
            <text:p>2.106512</text:p>
          </table:table-cell>
          <table:table-cell office:value-type="float" office:value="1.886936" calcext:value-type="float">
            <text:p>1.886936</text:p>
          </table:table-cell>
          <table:table-cell office:value-type="float" office:value="1.510775" calcext:value-type="float">
            <text:p>1.510775</text:p>
          </table:table-cell>
          <table:table-cell/>
        </table:table-row>
        <table:table-row table:style-name="ro1">
          <table:table-cell office:value-type="float" office:value="1.05" calcext:value-type="float">
            <text:p>1.05</text:p>
          </table:table-cell>
          <table:table-cell office:value-type="float" office:value="2.374543" calcext:value-type="float">
            <text:p>2.374543</text:p>
          </table:table-cell>
          <table:table-cell office:value-type="float" office:value="2.352577" calcext:value-type="float">
            <text:p>2.352577</text:p>
          </table:table-cell>
          <table:table-cell office:value-type="float" office:value="2.330942" calcext:value-type="float">
            <text:p>2.330942</text:p>
          </table:table-cell>
          <table:table-cell office:value-type="float" office:value="2.288405" calcext:value-type="float">
            <text:p>2.288405</text:p>
          </table:table-cell>
          <table:table-cell office:value-type="float" office:value="2.234576" calcext:value-type="float">
            <text:p>2.234576</text:p>
          </table:table-cell>
          <table:table-cell office:value-type="float" office:value="2.163505" calcext:value-type="float">
            <text:p>2.163505</text:p>
          </table:table-cell>
          <table:table-cell office:value-type="float" office:value="2.057925" calcext:value-type="float">
            <text:p>2.057925</text:p>
          </table:table-cell>
          <table:table-cell office:value-type="float" office:value="1.918584" calcext:value-type="float">
            <text:p>1.918584</text:p>
          </table:table-cell>
          <table:table-cell office:value-type="float" office:value="1.724854" calcext:value-type="float">
            <text:p>1.724854</text:p>
          </table:table-cell>
          <table:table-cell office:value-type="float" office:value="1.398407" calcext:value-type="float">
            <text:p>1.398407</text:p>
          </table:table-cell>
          <table:table-cell/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2.177615" calcext:value-type="float">
            <text:p>2.177615</text:p>
          </table:table-cell>
          <table:table-cell office:value-type="float" office:value="2.1569" calcext:value-type="float">
            <text:p>2.1569</text:p>
          </table:table-cell>
          <table:table-cell office:value-type="float" office:value="2.136549" calcext:value-type="float">
            <text:p>2.136549</text:p>
          </table:table-cell>
          <table:table-cell office:value-type="float" office:value="2.096685" calcext:value-type="float">
            <text:p>2.096685</text:p>
          </table:table-cell>
          <table:table-cell office:value-type="float" office:value="2.046523" calcext:value-type="float">
            <text:p>2.046523</text:p>
          </table:table-cell>
          <table:table-cell office:value-type="float" office:value="1.980792" calcext:value-type="float">
            <text:p>1.980792</text:p>
          </table:table-cell>
          <table:table-cell office:value-type="float" office:value="1.884162" calcext:value-type="float">
            <text:p>1.884162</text:p>
          </table:table-cell>
          <table:table-cell office:value-type="float" office:value="1.758401" calcext:value-type="float">
            <text:p>1.758401</text:p>
          </table:table-cell>
          <table:table-cell office:value-type="float" office:value="1.586513" calcext:value-type="float">
            <text:p>1.586513</text:p>
          </table:table-cell>
          <table:table-cell office:value-type="float" office:value="1.300925" calcext:value-type="float">
            <text:p>1.300925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2.0064" calcext:value-type="float">
            <text:p>2.0064</text:p>
          </table:table-cell>
          <table:table-cell office:value-type="float" office:value="1.986865" calcext:value-type="float">
            <text:p>1.986865</text:p>
          </table:table-cell>
          <table:table-cell office:value-type="float" office:value="1.967724" calcext:value-type="float">
            <text:p>1.967724</text:p>
          </table:table-cell>
          <table:table-cell office:value-type="float" office:value="1.930367" calcext:value-type="float">
            <text:p>1.930367</text:p>
          </table:table-cell>
          <table:table-cell office:value-type="float" office:value="1.883617" calcext:value-type="float">
            <text:p>1.883617</text:p>
          </table:table-cell>
          <table:table-cell office:value-type="float" office:value="1.822788" calcext:value-type="float">
            <text:p>1.822788</text:p>
          </table:table-cell>
          <table:table-cell office:value-type="float" office:value="1.734224" calcext:value-type="float">
            <text:p>1.734224</text:p>
          </table:table-cell>
          <table:table-cell office:value-type="float" office:value="1.620403" calcext:value-type="float">
            <text:p>1.620403</text:p>
          </table:table-cell>
          <table:table-cell office:value-type="float" office:value="1.467163" calcext:value-type="float">
            <text:p>1.467163</text:p>
          </table:table-cell>
          <table:table-cell office:value-type="float" office:value="1.215574" calcext:value-type="float">
            <text:p>1.215574</text:p>
          </table:table-cell>
          <table:table-cell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1.85625" calcext:value-type="float">
            <text:p>1.85625</text:p>
          </table:table-cell>
          <table:table-cell office:value-type="float" office:value="1.837828" calcext:value-type="float">
            <text:p>1.837828</text:p>
          </table:table-cell>
          <table:table-cell office:value-type="float" office:value="1.819826" calcext:value-type="float">
            <text:p>1.819826</text:p>
          </table:table-cell>
          <table:table-cell office:value-type="float" office:value="1.78482" calcext:value-type="float">
            <text:p>1.78482</text:p>
          </table:table-cell>
          <table:table-cell office:value-type="float" office:value="1.741246" calcext:value-type="float">
            <text:p>1.741246</text:p>
          </table:table-cell>
          <table:table-cell office:value-type="float" office:value="1.68493" calcext:value-type="float">
            <text:p>1.68493</text:p>
          </table:table-cell>
          <table:table-cell office:value-type="float" office:value="1.603664" calcext:value-type="float">
            <text:p>1.603664</text:p>
          </table:table-cell>
          <table:table-cell office:value-type="float" office:value="1.500407" calcext:value-type="float">
            <text:p>1.500407</text:p>
          </table:table-cell>
          <table:table-cell office:value-type="float" office:value="1.363226" calcext:value-type="float">
            <text:p>1.363226</text:p>
          </table:table-cell>
          <table:table-cell office:value-type="float" office:value="1.140239" calcext:value-type="float">
            <text:p>1.140239</text:p>
          </table:table-cell>
          <table:table-cell/>
        </table:table-row>
        <table:table-row table:style-name="ro1">
          <table:table-cell office:value-type="float" office:value="1.25" calcext:value-type="float">
            <text:p>1.25</text:p>
          </table:table-cell>
          <table:table-cell office:value-type="float" office:value="1.723578" calcext:value-type="float">
            <text:p>1.723578</text:p>
          </table:table-cell>
          <table:table-cell office:value-type="float" office:value="1.706205" calcext:value-type="float">
            <text:p>1.706205</text:p>
          </table:table-cell>
          <table:table-cell office:value-type="float" office:value="1.689274" calcext:value-type="float">
            <text:p>1.689274</text:p>
          </table:table-cell>
          <table:table-cell office:value-type="float" office:value="1.656474" calcext:value-type="float">
            <text:p>1.656474</text:p>
          </table:table-cell>
          <table:table-cell office:value-type="float" office:value="1.615859" calcext:value-type="float">
            <text:p>1.615859</text:p>
          </table:table-cell>
          <table:table-cell office:value-type="float" office:value="1.563704" calcext:value-type="float">
            <text:p>1.563704</text:p>
          </table:table-cell>
          <table:table-cell office:value-type="float" office:value="1.489064" calcext:value-type="float">
            <text:p>1.489064</text:p>
          </table:table-cell>
          <table:table-cell office:value-type="float" office:value="1.395202" calcext:value-type="float">
            <text:p>1.395202</text:p>
          </table:table-cell>
          <table:table-cell office:value-type="float" office:value="1.271961" calcext:value-type="float">
            <text:p>1.271961</text:p>
          </table:table-cell>
          <table:table-cell office:value-type="float" office:value="1.073263" calcext:value-type="float">
            <text:p>1.073263</text:p>
          </table:table-cell>
          <table:table-cell/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1.605566" calcext:value-type="float">
            <text:p>1.605566</text:p>
          </table:table-cell>
          <table:table-cell office:value-type="float" office:value="1.589181" calcext:value-type="float">
            <text:p>1.589181</text:p>
          </table:table-cell>
          <table:table-cell office:value-type="float" office:value="1.573258" calcext:value-type="float">
            <text:p>1.573258</text:p>
          </table:table-cell>
          <table:table-cell office:value-type="float" office:value="1.542526" calcext:value-type="float">
            <text:p>1.542526</text:p>
          </table:table-cell>
          <table:table-cell office:value-type="float" office:value="1.504671" calcext:value-type="float">
            <text:p>1.504671</text:p>
          </table:table-cell>
          <table:table-cell office:value-type="float" office:value="1.456359" calcext:value-type="float">
            <text:p>1.456359</text:p>
          </table:table-cell>
          <table:table-cell office:value-type="float" office:value="1.387754" calcext:value-type="float">
            <text:p>1.387754</text:p>
          </table:table-cell>
          <table:table-cell office:value-type="float" office:value="1.30229" calcext:value-type="float">
            <text:p>1.30229</text:p>
          </table:table-cell>
          <table:table-cell office:value-type="float" office:value="1.191229" calcext:value-type="float">
            <text:p>1.191229</text:p>
          </table:table-cell>
          <table:table-cell office:value-type="float" office:value="1.013338" calcext:value-type="float">
            <text:p>1.013338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WenQuanYi Micro Hei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7-21T20:06:26.022600507</dc:date>
    <dc:creator>camilo </dc:creator>
    <meta:editing-duration>PT1H55M53S</meta:editing-duration>
    <meta:editing-cycles>2</meta:editing-cycles>
    <meta:document-statistic meta:table-count="1" meta:cell-count="318" meta:object-count="1"/>
    <meta:generator>LibreOffice/6.2.8.2$Linux_X86_64 LibreOffice_project/2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915cm" svg:y="1.711cm" style:legend-expansion="high" chart:style-name="ch2"/>
        <chart:plot-area chart:style-name="ch3" table:cell-range-address="simulation_gmid_analysis.A1:simulation_gmid_analysis.L37" chart:data-source-has-labels="both" svg:x="0.32cm" svg:y="0.18cm" svg:width="13.275cm" svg:height="8.64cm">
          <chartooo:coordinate-region svg:x="0.941cm" svg:y="0.379cm" svg:width="12.414cm" svg:height="7.794cm"/>
          <chart:axis chart:dimension="x" chart:name="primary-x" chart:style-name="ch4" chartooo:axis-type="auto">
            <chart:categories table:cell-range-address="simulation_gmid_analysis.A2:simulation_gmid_analysis.A3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imulation_gmid_analysis.B2:simulation_gmid_analysis.B37" chart:label-cell-address="simulation_gmid_analysis.B1:simulation_gmid_analysis.B1" chart:class="chart:scatter">
            <chart:domain table:cell-range-address="simulation_gmid_analysis.A2:simulation_gmid_analysis.A37"/>
            <chart:data-point chart:repeated="36"/>
          </chart:series>
          <chart:series chart:style-name="ch7" chart:values-cell-range-address="simulation_gmid_analysis.C2:simulation_gmid_analysis.C37" chart:label-cell-address="simulation_gmid_analysis.C1:simulation_gmid_analysis.C1" chart:class="chart:scatter">
            <chart:data-point chart:repeated="36"/>
          </chart:series>
          <chart:series chart:style-name="ch8" chart:values-cell-range-address="simulation_gmid_analysis.D2:simulation_gmid_analysis.D37" chart:label-cell-address="simulation_gmid_analysis.D1:simulation_gmid_analysis.D1" chart:class="chart:scatter">
            <chart:data-point chart:repeated="36"/>
          </chart:series>
          <chart:series chart:style-name="ch9" chart:values-cell-range-address="simulation_gmid_analysis.E2:simulation_gmid_analysis.E37" chart:label-cell-address="simulation_gmid_analysis.E1:simulation_gmid_analysis.E1" chart:class="chart:scatter">
            <chart:data-point chart:repeated="36"/>
          </chart:series>
          <chart:series chart:style-name="ch10" chart:values-cell-range-address="simulation_gmid_analysis.F2:simulation_gmid_analysis.F37" chart:label-cell-address="simulation_gmid_analysis.F1:simulation_gmid_analysis.F1" chart:class="chart:scatter">
            <chart:data-point chart:repeated="36"/>
          </chart:series>
          <chart:series chart:style-name="ch11" chart:values-cell-range-address="simulation_gmid_analysis.G2:simulation_gmid_analysis.G37" chart:label-cell-address="simulation_gmid_analysis.G1:simulation_gmid_analysis.G1" chart:class="chart:scatter">
            <chart:data-point chart:repeated="36"/>
          </chart:series>
          <chart:series chart:style-name="ch12" chart:values-cell-range-address="simulation_gmid_analysis.H2:simulation_gmid_analysis.H37" chart:label-cell-address="simulation_gmid_analysis.H1:simulation_gmid_analysis.H1" chart:class="chart:scatter">
            <chart:data-point chart:repeated="36"/>
          </chart:series>
          <chart:series chart:style-name="ch13" chart:values-cell-range-address="simulation_gmid_analysis.I2:simulation_gmid_analysis.I37" chart:label-cell-address="simulation_gmid_analysis.I1:simulation_gmid_analysis.I1" chart:class="chart:scatter">
            <chart:data-point chart:repeated="36"/>
          </chart:series>
          <chart:series chart:style-name="ch14" chart:values-cell-range-address="simulation_gmid_analysis.J2:simulation_gmid_analysis.J37" chart:label-cell-address="simulation_gmid_analysis.J1:simulation_gmid_analysis.J1" chart:class="chart:scatter">
            <chart:data-point chart:repeated="36"/>
          </chart:series>
          <chart:series chart:style-name="ch15" chart:values-cell-range-address="simulation_gmid_analysis.K2:simulation_gmid_analysis.K37" chart:label-cell-address="simulation_gmid_analysis.K1:simulation_gmid_analysis.K1" chart:class="chart:scatter">
            <chart:data-point chart:repeated="36"/>
          </chart:series>
          <chart:series chart:style-name="ch16" chart:values-cell-range-address="simulation_gmid_analysis.L2:simulation_gmid_analysis.L37" chart:label-cell-address="simulation_gmid_analysis.L1:simulation_gmid_analysis.L1" chart:class="chart:scatter">
            <chart:data-point chart:repeated="36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30n</text:p>
                <draw:g>
                  <svg:desc>simulation_gmid_analysis.B1:simulation_gmid_analysis.B1</svg:desc>
                </draw:g>
              </table:table-cell>
              <table:table-cell office:value-type="string">
                <text:p>180n</text:p>
                <draw:g>
                  <svg:desc>simulation_gmid_analysis.C1:simulation_gmid_analysis.C1</svg:desc>
                </draw:g>
              </table:table-cell>
              <table:table-cell office:value-type="string">
                <text:p>250n</text:p>
                <draw:g>
                  <svg:desc>simulation_gmid_analysis.D1:simulation_gmid_analysis.D1</svg:desc>
                </draw:g>
              </table:table-cell>
              <table:table-cell office:value-type="string">
                <text:p>350n</text:p>
                <draw:g>
                  <svg:desc>simulation_gmid_analysis.E1:simulation_gmid_analysis.E1</svg:desc>
                </draw:g>
              </table:table-cell>
              <table:table-cell office:value-type="string">
                <text:p>500n</text:p>
                <draw:g>
                  <svg:desc>simulation_gmid_analysis.F1:simulation_gmid_analysis.F1</svg:desc>
                </draw:g>
              </table:table-cell>
              <table:table-cell office:value-type="string">
                <text:p>700n</text:p>
                <draw:g>
                  <svg:desc>simulation_gmid_analysis.G1:simulation_gmid_analysis.G1</svg:desc>
                </draw:g>
              </table:table-cell>
              <table:table-cell office:value-type="string">
                <text:p>1u</text:p>
                <draw:g>
                  <svg:desc>simulation_gmid_analysis.H1:simulation_gmid_analysis.H1</svg:desc>
                </draw:g>
              </table:table-cell>
              <table:table-cell office:value-type="string">
                <text:p>1.5u</text:p>
                <draw:g>
                  <svg:desc>simulation_gmid_analysis.I1:simulation_gmid_analysis.I1</svg:desc>
                </draw:g>
              </table:table-cell>
              <table:table-cell office:value-type="string">
                <text:p>2u</text:p>
                <draw:g>
                  <svg:desc>simulation_gmid_analysis.J1:simulation_gmid_analysis.J1</svg:desc>
                </draw:g>
              </table:table-cell>
              <table:table-cell office:value-type="string">
                <text:p>3u</text:p>
                <draw:g>
                  <svg:desc>simulation_gmid_analysis.K1:simulation_gmid_analysis.K1</svg:desc>
                </draw:g>
              </table:table-cell>
              <table:table-cell office:value-type="string">
                <text:p>Vth</text:p>
                <draw:g>
                  <svg:desc>simulation_gmid_analysis.L1:simulation_gmid_analysis.L1</svg:desc>
                </draw:g>
              </table:table-cell>
            </table:table-row>
          </table:table-header-rows>
          <table:table-rows>
            <table:table-row>
              <table:table-cell office:value-type="float" office:value="0.05">
                <text:p>0.05</text:p>
                <draw:g>
                  <svg:desc>simulation_gmid_analysis.A2:simulation_gmid_analysis.A37</svg:desc>
                </draw:g>
              </table:table-cell>
              <table:table-cell office:value-type="float" office:value="27.49191">
                <text:p>27.49191</text:p>
                <draw:g>
                  <svg:desc>simulation_gmid_analysis.B2:simulation_gmid_analysis.B37</svg:desc>
                </draw:g>
              </table:table-cell>
              <table:table-cell office:value-type="float" office:value="27.49196">
                <text:p>27.49196</text:p>
                <draw:g>
                  <svg:desc>simulation_gmid_analysis.C2:simulation_gmid_analysis.C37</svg:desc>
                </draw:g>
              </table:table-cell>
              <table:table-cell office:value-type="float" office:value="27.49202">
                <text:p>27.49202</text:p>
                <draw:g>
                  <svg:desc>simulation_gmid_analysis.D2:simulation_gmid_analysis.D37</svg:desc>
                </draw:g>
              </table:table-cell>
              <table:table-cell office:value-type="float" office:value="27.49206">
                <text:p>27.49206</text:p>
                <draw:g>
                  <svg:desc>simulation_gmid_analysis.E2:simulation_gmid_analysis.E37</svg:desc>
                </draw:g>
              </table:table-cell>
              <table:table-cell office:value-type="float" office:value="27.4915">
                <text:p>27.4915</text:p>
                <draw:g>
                  <svg:desc>simulation_gmid_analysis.F2:simulation_gmid_analysis.F37</svg:desc>
                </draw:g>
              </table:table-cell>
              <table:table-cell office:value-type="float" office:value="27.48863">
                <text:p>27.48863</text:p>
                <draw:g>
                  <svg:desc>simulation_gmid_analysis.G2:simulation_gmid_analysis.G37</svg:desc>
                </draw:g>
              </table:table-cell>
              <table:table-cell office:value-type="float" office:value="27.47812">
                <text:p>27.47812</text:p>
                <draw:g>
                  <svg:desc>simulation_gmid_analysis.H2:simulation_gmid_analysis.H37</svg:desc>
                </draw:g>
              </table:table-cell>
              <table:table-cell office:value-type="float" office:value="27.44668">
                <text:p>27.44668</text:p>
                <draw:g>
                  <svg:desc>simulation_gmid_analysis.I2:simulation_gmid_analysis.I37</svg:desc>
                </draw:g>
              </table:table-cell>
              <table:table-cell office:value-type="float" office:value="27.33186">
                <text:p>27.33186</text:p>
                <draw:g>
                  <svg:desc>simulation_gmid_analysis.J2:simulation_gmid_analysis.J37</svg:desc>
                </draw:g>
              </table:table-cell>
              <table:table-cell office:value-type="float" office:value="26.43413">
                <text:p>26.43413</text:p>
                <draw:g>
                  <svg:desc>simulation_gmid_analysis.K2:simulation_gmid_analysis.K37</svg:desc>
                </draw:g>
              </table:table-cell>
              <table:table-cell office:value-type="float" office:value="NaN">
                <text:p>NaN</text:p>
                <draw:g>
                  <svg:desc>simulation_gmid_analysis.L2:simulation_gmid_analysis.L37</svg:desc>
                </draw:g>
              </table:table-cell>
            </table:table-row>
            <table:table-row>
              <table:table-cell office:value-type="float" office:value="0.1">
                <text:p>0.1</text:p>
              </table:table-cell>
              <table:table-cell office:value-type="float" office:value="27.02463">
                <text:p>27.02463</text:p>
              </table:table-cell>
              <table:table-cell office:value-type="float" office:value="27.02468">
                <text:p>27.02468</text:p>
              </table:table-cell>
              <table:table-cell office:value-type="float" office:value="27.02474">
                <text:p>27.02474</text:p>
              </table:table-cell>
              <table:table-cell office:value-type="float" office:value="27.02471">
                <text:p>27.02471</text:p>
              </table:table-cell>
              <table:table-cell office:value-type="float" office:value="27.02355">
                <text:p>27.02355</text:p>
              </table:table-cell>
              <table:table-cell office:value-type="float" office:value="27.0182">
                <text:p>27.0182</text:p>
              </table:table-cell>
              <table:table-cell office:value-type="float" office:value="26.999">
                <text:p>26.999</text:p>
              </table:table-cell>
              <table:table-cell office:value-type="float" office:value="26.9421">
                <text:p>26.9421</text:p>
              </table:table-cell>
              <table:table-cell office:value-type="float" office:value="26.73736">
                <text:p>26.73736</text:p>
              </table:table-cell>
              <table:table-cell office:value-type="float" office:value="25.2539">
                <text:p>25.25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15">
                <text:p>0.15</text:p>
              </table:table-cell>
              <table:table-cell office:value-type="float" office:value="26.22286">
                <text:p>26.22286</text:p>
              </table:table-cell>
              <table:table-cell office:value-type="float" office:value="26.22277">
                <text:p>26.22277</text:p>
              </table:table-cell>
              <table:table-cell office:value-type="float" office:value="26.22268">
                <text:p>26.22268</text:p>
              </table:table-cell>
              <table:table-cell office:value-type="float" office:value="26.22225">
                <text:p>26.22225</text:p>
              </table:table-cell>
              <table:table-cell office:value-type="float" office:value="26.21982">
                <text:p>26.21982</text:p>
              </table:table-cell>
              <table:table-cell office:value-type="float" office:value="26.21026">
                <text:p>26.21026</text:p>
              </table:table-cell>
              <table:table-cell office:value-type="float" office:value="26.1774">
                <text:p>26.1774</text:p>
              </table:table-cell>
              <table:table-cell office:value-type="float" office:value="26.08208">
                <text:p>26.08208</text:p>
              </table:table-cell>
              <table:table-cell office:value-type="float" office:value="25.74818">
                <text:p>25.74818</text:p>
              </table:table-cell>
              <table:table-cell office:value-type="float" office:value="23.59312">
                <text:p>23.593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25.00655">
                <text:p>25.00655</text:p>
              </table:table-cell>
              <table:table-cell office:value-type="float" office:value="25.00579">
                <text:p>25.00579</text:p>
              </table:table-cell>
              <table:table-cell office:value-type="float" office:value="25.005">
                <text:p>25.005</text:p>
              </table:table-cell>
              <table:table-cell office:value-type="float" office:value="25.00303">
                <text:p>25.00303</text:p>
              </table:table-cell>
              <table:table-cell office:value-type="float" office:value="24.99777">
                <text:p>24.99777</text:p>
              </table:table-cell>
              <table:table-cell office:value-type="float" office:value="24.98161">
                <text:p>24.98161</text:p>
              </table:table-cell>
              <table:table-cell office:value-type="float" office:value="24.93067">
                <text:p>24.93067</text:p>
              </table:table-cell>
              <table:table-cell office:value-type="float" office:value="24.78916">
                <text:p>24.78916</text:p>
              </table:table-cell>
              <table:table-cell office:value-type="float" office:value="24.31522">
                <text:p>24.31522</text:p>
              </table:table-cell>
              <table:table-cell office:value-type="float" office:value="21.60452">
                <text:p>21.604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25">
                <text:p>0.25</text:p>
              </table:table-cell>
              <table:table-cell office:value-type="float" office:value="23.48795">
                <text:p>23.48795</text:p>
              </table:table-cell>
              <table:table-cell office:value-type="float" office:value="23.48509">
                <text:p>23.48509</text:p>
              </table:table-cell>
              <table:table-cell office:value-type="float" office:value="23.48216">
                <text:p>23.48216</text:p>
              </table:table-cell>
              <table:table-cell office:value-type="float" office:value="23.47573">
                <text:p>23.47573</text:p>
              </table:table-cell>
              <table:table-cell office:value-type="float" office:value="23.46405">
                <text:p>23.46405</text:p>
              </table:table-cell>
              <table:table-cell office:value-type="float" office:value="23.43743">
                <text:p>23.43743</text:p>
              </table:table-cell>
              <table:table-cell office:value-type="float" office:value="23.36522">
                <text:p>23.36522</text:p>
              </table:table-cell>
              <table:table-cell office:value-type="float" office:value="23.18014">
                <text:p>23.18014</text:p>
              </table:table-cell>
              <table:table-cell office:value-type="float" office:value="22.59593">
                <text:p>22.59593</text:p>
              </table:table-cell>
              <table:table-cell office:value-type="float" office:value="19.32129">
                <text:p>19.321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21.94653">
                <text:p>21.94653</text:p>
              </table:table-cell>
              <table:table-cell office:value-type="float" office:value="21.93901">
                <text:p>21.93901</text:p>
              </table:table-cell>
              <table:table-cell office:value-type="float" office:value="21.93133">
                <text:p>21.93133</text:p>
              </table:table-cell>
              <table:table-cell office:value-type="float" office:value="21.91506">
                <text:p>21.91506</text:p>
              </table:table-cell>
              <table:table-cell office:value-type="float" office:value="21.89">
                <text:p>21.89</text:p>
              </table:table-cell>
              <table:table-cell office:value-type="float" office:value="21.84396">
                <text:p>21.84396</text:p>
              </table:table-cell>
              <table:table-cell office:value-type="float" office:value="21.73777">
                <text:p>21.73777</text:p>
              </table:table-cell>
              <table:table-cell office:value-type="float" office:value="21.49185">
                <text:p>21.49185</text:p>
              </table:table-cell>
              <table:table-cell office:value-type="float" office:value="20.75249">
                <text:p>20.75249</text:p>
              </table:table-cell>
              <table:table-cell office:value-type="float" office:value="16.47418">
                <text:p>16.474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300577">
                <text:p>0.3005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.94653">
                <text:p>21.94653</text:p>
              </table:table-cell>
            </table:table-row>
            <table:table-row>
              <table:table-cell office:value-type="float" office:value="0.35">
                <text:p>0.35</text:p>
              </table:table-cell>
              <table:table-cell office:value-type="float" office:value="20.27443">
                <text:p>20.27443</text:p>
              </table:table-cell>
              <table:table-cell office:value-type="float" office:value="20.2594">
                <text:p>20.2594</text:p>
              </table:table-cell>
              <table:table-cell office:value-type="float" office:value="20.24408">
                <text:p>20.24408</text:p>
              </table:table-cell>
              <table:table-cell office:value-type="float" office:value="20.21192">
                <text:p>20.21192</text:p>
              </table:table-cell>
              <table:table-cell office:value-type="float" office:value="20.16455">
                <text:p>20.16455</text:p>
              </table:table-cell>
              <table:table-cell office:value-type="float" office:value="20.08386">
                <text:p>20.08386</text:p>
              </table:table-cell>
              <table:table-cell office:value-type="float" office:value="19.91145">
                <text:p>19.91145</text:p>
              </table:table-cell>
              <table:table-cell office:value-type="float" office:value="19.53656">
                <text:p>19.53656</text:p>
              </table:table-cell>
              <table:table-cell office:value-type="float" office:value="18.4653">
                <text:p>18.4653</text:p>
              </table:table-cell>
              <table:table-cell office:value-type="float" office:value="13.17892">
                <text:p>13.178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367686">
                <text:p>0.3676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.2594">
                <text:p>20.2594</text:p>
              </table:table-cell>
            </table:table-row>
            <table:table-row>
              <table:table-cell office:value-type="float" office:value="0.381783">
                <text:p>0.3817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.91209">
                <text:p>17.91209</text:p>
              </table:table-cell>
            </table:table-row>
            <table:table-row>
              <table:table-cell office:value-type="float" office:value="0.386099">
                <text:p>0.3860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.86157">
                <text:p>17.86157</text:p>
              </table:table-cell>
            </table:table-row>
            <table:table-row>
              <table:table-cell office:value-type="float" office:value="0.387584">
                <text:p>0.3875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.788">
                <text:p>17.788</text:p>
              </table:table-cell>
            </table:table-row>
            <table:table-row>
              <table:table-cell office:value-type="float" office:value="0.387987">
                <text:p>0.3879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.66525">
                <text:p>17.66525</text:p>
              </table:table-cell>
            </table:table-row>
            <table:table-row>
              <table:table-cell office:value-type="float" office:value="0.38806">
                <text:p>0.388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.41032">
                <text:p>17.41032</text:p>
              </table:table-cell>
            </table:table-row>
            <table:table-row>
              <table:table-cell office:value-type="float" office:value="0.388047">
                <text:p>0.3880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.87824">
                <text:p>16.87824</text:p>
              </table:table-cell>
            </table:table-row>
            <table:table-row>
              <table:table-cell office:value-type="float" office:value="0.388035">
                <text:p>0.3880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47389">
                <text:p>15.47389</text:p>
              </table:table-cell>
            </table:table-row>
            <table:table-row>
              <table:table-cell office:value-type="float" office:value="0.388023">
                <text:p>0.3880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10183">
                <text:p>10.10183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17.95996">
                <text:p>17.95996</text:p>
              </table:table-cell>
              <table:table-cell office:value-type="float" office:value="17.93625">
                <text:p>17.93625</text:p>
              </table:table-cell>
              <table:table-cell office:value-type="float" office:value="17.91209">
                <text:p>17.91209</text:p>
              </table:table-cell>
              <table:table-cell office:value-type="float" office:value="17.86157">
                <text:p>17.86157</text:p>
              </table:table-cell>
              <table:table-cell office:value-type="float" office:value="17.788">
                <text:p>17.788</text:p>
              </table:table-cell>
              <table:table-cell office:value-type="float" office:value="17.66525">
                <text:p>17.66525</text:p>
              </table:table-cell>
              <table:table-cell office:value-type="float" office:value="17.41032">
                <text:p>17.41032</text:p>
              </table:table-cell>
              <table:table-cell office:value-type="float" office:value="16.87824">
                <text:p>16.87824</text:p>
              </table:table-cell>
              <table:table-cell office:value-type="float" office:value="15.47389">
                <text:p>15.47389</text:p>
              </table:table-cell>
              <table:table-cell office:value-type="float" office:value="10.10183">
                <text:p>10.101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45">
                <text:p>0.45</text:p>
              </table:table-cell>
              <table:table-cell office:value-type="float" office:value="15.05359">
                <text:p>15.05359</text:p>
              </table:table-cell>
              <table:table-cell office:value-type="float" office:value="15.02266">
                <text:p>15.02266</text:p>
              </table:table-cell>
              <table:table-cell office:value-type="float" office:value="14.9912">
                <text:p>14.9912</text:p>
              </table:table-cell>
              <table:table-cell office:value-type="float" office:value="14.92571">
                <text:p>14.92571</text:p>
              </table:table-cell>
              <table:table-cell office:value-type="float" office:value="14.83164">
                <text:p>14.83164</text:p>
              </table:table-cell>
              <table:table-cell office:value-type="float" office:value="14.67836">
                <text:p>14.67836</text:p>
              </table:table-cell>
              <table:table-cell office:value-type="float" office:value="14.37041">
                <text:p>14.37041</text:p>
              </table:table-cell>
              <table:table-cell office:value-type="float" office:value="13.75809">
                <text:p>13.75809</text:p>
              </table:table-cell>
              <table:table-cell office:value-type="float" office:value="12.27988">
                <text:p>12.27988</text:p>
              </table:table-cell>
              <table:table-cell office:value-type="float" office:value="7.697619">
                <text:p>7.6976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12.15341">
                <text:p>12.15341</text:p>
              </table:table-cell>
              <table:table-cell office:value-type="float" office:value="12.11835">
                <text:p>12.11835</text:p>
              </table:table-cell>
              <table:table-cell office:value-type="float" office:value="12.08277">
                <text:p>12.08277</text:p>
              </table:table-cell>
              <table:table-cell office:value-type="float" office:value="12.00914">
                <text:p>12.00914</text:p>
              </table:table-cell>
              <table:table-cell office:value-type="float" office:value="11.90521">
                <text:p>11.90521</text:p>
              </table:table-cell>
              <table:table-cell office:value-type="float" office:value="11.74105">
                <text:p>11.74105</text:p>
              </table:table-cell>
              <table:table-cell office:value-type="float" office:value="11.42471">
                <text:p>11.42471</text:p>
              </table:table-cell>
              <table:table-cell office:value-type="float" office:value="10.82951">
                <text:p>10.82951</text:p>
              </table:table-cell>
              <table:table-cell office:value-type="float" office:value="9.509469">
                <text:p>9.509469</text:p>
              </table:table-cell>
              <table:table-cell office:value-type="float" office:value="5.973456">
                <text:p>5.9734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55">
                <text:p>0.55</text:p>
              </table:table-cell>
              <table:table-cell office:value-type="float" office:value="9.720582">
                <text:p>9.720582</text:p>
              </table:table-cell>
              <table:table-cell office:value-type="float" office:value="9.684237">
                <text:p>9.684237</text:p>
              </table:table-cell>
              <table:table-cell office:value-type="float" office:value="9.647456">
                <text:p>9.647456</text:p>
              </table:table-cell>
              <table:table-cell office:value-type="float" office:value="9.571802">
                <text:p>9.571802</text:p>
              </table:table-cell>
              <table:table-cell office:value-type="float" office:value="9.466876">
                <text:p>9.466876</text:p>
              </table:table-cell>
              <table:table-cell office:value-type="float" office:value="9.306208">
                <text:p>9.306208</text:p>
              </table:table-cell>
              <table:table-cell office:value-type="float" office:value="9.009564">
                <text:p>9.009564</text:p>
              </table:table-cell>
              <table:table-cell office:value-type="float" office:value="8.481533">
                <text:p>8.481533</text:p>
              </table:table-cell>
              <table:table-cell office:value-type="float" office:value="7.396609">
                <text:p>7.396609</text:p>
              </table:table-cell>
              <table:table-cell office:value-type="float" office:value="4.766894">
                <text:p>4.7668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7.856183">
                <text:p>7.856183</text:p>
              </table:table-cell>
              <table:table-cell office:value-type="float" office:value="7.82033">
                <text:p>7.82033</text:p>
              </table:table-cell>
              <table:table-cell office:value-type="float" office:value="7.784152">
                <text:p>7.784152</text:p>
              </table:table-cell>
              <table:table-cell office:value-type="float" office:value="7.710169">
                <text:p>7.710169</text:p>
              </table:table-cell>
              <table:table-cell office:value-type="float" office:value="7.609139">
                <text:p>7.609139</text:p>
              </table:table-cell>
              <table:table-cell office:value-type="float" office:value="7.458624">
                <text:p>7.458624</text:p>
              </table:table-cell>
              <table:table-cell office:value-type="float" office:value="7.191331">
                <text:p>7.191331</text:p>
              </table:table-cell>
              <table:table-cell office:value-type="float" office:value="6.739334">
                <text:p>6.739334</text:p>
              </table:table-cell>
              <table:table-cell office:value-type="float" office:value="5.871362">
                <text:p>5.871362</text:p>
              </table:table-cell>
              <table:table-cell office:value-type="float" office:value="3.914523">
                <text:p>3.9145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65">
                <text:p>0.65</text:p>
              </table:table-cell>
              <table:table-cell office:value-type="float" office:value="6.471822">
                <text:p>6.471822</text:p>
              </table:table-cell>
              <table:table-cell office:value-type="float" office:value="6.437318">
                <text:p>6.437318</text:p>
              </table:table-cell>
              <table:table-cell office:value-type="float" office:value="6.402599">
                <text:p>6.402599</text:p>
              </table:table-cell>
              <table:table-cell office:value-type="float" office:value="6.331985">
                <text:p>6.331985</text:p>
              </table:table-cell>
              <table:table-cell office:value-type="float" office:value="6.236817">
                <text:p>6.236817</text:p>
              </table:table-cell>
              <table:table-cell office:value-type="float" office:value="6.09826">
                <text:p>6.09826</text:p>
              </table:table-cell>
              <table:table-cell office:value-type="float" office:value="5.860322">
                <text:p>5.860322</text:p>
              </table:table-cell>
              <table:table-cell office:value-type="float" office:value="5.47582">
                <text:p>5.47582</text:p>
              </table:table-cell>
              <table:table-cell office:value-type="float" office:value="4.779936">
                <text:p>4.779936</text:p>
              </table:table-cell>
              <table:table-cell office:value-type="float" office:value="3.29731">
                <text:p>3.297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5.442192">
                <text:p>5.442192</text:p>
              </table:table-cell>
              <table:table-cell office:value-type="float" office:value="5.409359">
                <text:p>5.409359</text:p>
              </table:table-cell>
              <table:table-cell office:value-type="float" office:value="5.376415">
                <text:p>5.376415</text:p>
              </table:table-cell>
              <table:table-cell office:value-type="float" office:value="5.309747">
                <text:p>5.309747</text:p>
              </table:table-cell>
              <table:table-cell office:value-type="float" office:value="5.220899">
                <text:p>5.220899</text:p>
              </table:table-cell>
              <table:table-cell office:value-type="float" office:value="5.093989">
                <text:p>5.093989</text:p>
              </table:table-cell>
              <table:table-cell office:value-type="float" office:value="4.88216">
                <text:p>4.88216</text:p>
              </table:table-cell>
              <table:table-cell office:value-type="float" office:value="4.553051">
                <text:p>4.553051</text:p>
              </table:table-cell>
              <table:table-cell office:value-type="float" office:value="3.987328">
                <text:p>3.987328</text:p>
              </table:table-cell>
              <table:table-cell office:value-type="float" office:value="2.83702">
                <text:p>2.837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75">
                <text:p>0.75</text:p>
              </table:table-cell>
              <table:table-cell office:value-type="float" office:value="4.662895">
                <text:p>4.662895</text:p>
              </table:table-cell>
              <table:table-cell office:value-type="float" office:value="4.631806">
                <text:p>4.631806</text:p>
              </table:table-cell>
              <table:table-cell office:value-type="float" office:value="4.600698">
                <text:p>4.600698</text:p>
              </table:table-cell>
              <table:table-cell office:value-type="float" office:value="4.538041">
                <text:p>4.538041</text:p>
              </table:table-cell>
              <table:table-cell office:value-type="float" office:value="4.455343">
                <text:p>4.455343</text:p>
              </table:table-cell>
              <table:table-cell office:value-type="float" office:value="4.339098">
                <text:p>4.339098</text:p>
              </table:table-cell>
              <table:table-cell office:value-type="float" office:value="4.149687">
                <text:p>4.149687</text:p>
              </table:table-cell>
              <table:table-cell office:value-type="float" office:value="3.865204">
                <text:p>3.865204</text:p>
              </table:table-cell>
              <table:table-cell office:value-type="float" office:value="3.39752">
                <text:p>3.39752</text:p>
              </table:table-cell>
              <table:table-cell office:value-type="float" office:value="2.483669">
                <text:p>2.4836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4.059256">
                <text:p>4.059256</text:p>
              </table:table-cell>
              <table:table-cell office:value-type="float" office:value="4.029879">
                <text:p>4.029879</text:p>
              </table:table-cell>
              <table:table-cell office:value-type="float" office:value="4.000565">
                <text:p>4.000565</text:p>
              </table:table-cell>
              <table:table-cell office:value-type="float" office:value="3.94178">
                <text:p>3.94178</text:p>
              </table:table-cell>
              <table:table-cell office:value-type="float" office:value="3.864856">
                <text:p>3.864856</text:p>
              </table:table-cell>
              <table:table-cell office:value-type="float" office:value="3.758197">
                <text:p>3.758197</text:p>
              </table:table-cell>
              <table:table-cell office:value-type="float" office:value="3.587956">
                <text:p>3.587956</text:p>
              </table:table-cell>
              <table:table-cell office:value-type="float" office:value="3.339627">
                <text:p>3.339627</text:p>
              </table:table-cell>
              <table:table-cell office:value-type="float" office:value="2.946814">
                <text:p>2.946814</text:p>
              </table:table-cell>
              <table:table-cell office:value-type="float" office:value="2.205197">
                <text:p>2.2051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85">
                <text:p>0.85</text:p>
              </table:table-cell>
              <table:table-cell office:value-type="float" office:value="3.580532">
                <text:p>3.580532</text:p>
              </table:table-cell>
              <table:table-cell office:value-type="float" office:value="3.552798">
                <text:p>3.552798</text:p>
              </table:table-cell>
              <table:table-cell office:value-type="float" office:value="3.525197">
                <text:p>3.525197</text:p>
              </table:table-cell>
              <table:table-cell office:value-type="float" office:value="3.470081">
                <text:p>3.470081</text:p>
              </table:table-cell>
              <table:table-cell office:value-type="float" office:value="3.398512">
                <text:p>3.398512</text:p>
              </table:table-cell>
              <table:table-cell office:value-type="float" office:value="3.300458">
                <text:p>3.300458</text:p>
              </table:table-cell>
              <table:table-cell office:value-type="float" office:value="3.146729">
                <text:p>3.146729</text:p>
              </table:table-cell>
              <table:table-cell office:value-type="float" office:value="2.928102">
                <text:p>2.928102</text:p>
              </table:table-cell>
              <table:table-cell office:value-type="float" office:value="2.593617">
                <text:p>2.593617</text:p>
              </table:table-cell>
              <table:table-cell office:value-type="float" office:value="1.98066">
                <text:p>1.980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3.192581">
                <text:p>3.192581</text:p>
              </table:table-cell>
              <table:table-cell office:value-type="float" office:value="3.16641">
                <text:p>3.16641</text:p>
              </table:table-cell>
              <table:table-cell office:value-type="float" office:value="3.140432">
                <text:p>3.140432</text:p>
              </table:table-cell>
              <table:table-cell office:value-type="float" office:value="3.088767">
                <text:p>3.088767</text:p>
              </table:table-cell>
              <table:table-cell office:value-type="float" office:value="3.022153">
                <text:p>3.022153</text:p>
              </table:table-cell>
              <table:table-cell office:value-type="float" office:value="2.93185">
                <text:p>2.93185</text:p>
              </table:table-cell>
              <table:table-cell office:value-type="float" office:value="2.792487">
                <text:p>2.792487</text:p>
              </table:table-cell>
              <table:table-cell office:value-type="float" office:value="2.598643">
                <text:p>2.598643</text:p>
              </table:table-cell>
              <table:table-cell office:value-type="float" office:value="2.310539">
                <text:p>2.310539</text:p>
              </table:table-cell>
              <table:table-cell office:value-type="float" office:value="1.796034">
                <text:p>1.7960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95">
                <text:p>0.95</text:p>
              </table:table-cell>
              <table:table-cell office:value-type="float" office:value="2.8722">
                <text:p>2.8722</text:p>
              </table:table-cell>
              <table:table-cell office:value-type="float" office:value="2.847509">
                <text:p>2.847509</text:p>
              </table:table-cell>
              <table:table-cell office:value-type="float" office:value="2.823065">
                <text:p>2.823065</text:p>
              </table:table-cell>
              <table:table-cell office:value-type="float" office:value="2.774639">
                <text:p>2.774639</text:p>
              </table:table-cell>
              <table:table-cell office:value-type="float" office:value="2.712611">
                <text:p>2.712611</text:p>
              </table:table-cell>
              <table:table-cell office:value-type="float" office:value="2.629327">
                <text:p>2.629327</text:p>
              </table:table-cell>
              <table:table-cell office:value-type="float" office:value="2.502587">
                <text:p>2.502587</text:p>
              </table:table-cell>
              <table:table-cell office:value-type="float" office:value="2.329718">
                <text:p>2.329718</text:p>
              </table:table-cell>
              <table:table-cell office:value-type="float" office:value="2.079194">
                <text:p>2.079194</text:p>
              </table:table-cell>
              <table:table-cell office:value-type="float" office:value="1.641675">
                <text:p>1.6416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2.603317">
                <text:p>2.603317</text:p>
              </table:table-cell>
              <table:table-cell office:value-type="float" office:value="2.580027">
                <text:p>2.580027</text:p>
              </table:table-cell>
              <table:table-cell office:value-type="float" office:value="2.557029">
                <text:p>2.557029</text:p>
              </table:table-cell>
              <table:table-cell office:value-type="float" office:value="2.511642">
                <text:p>2.511642</text:p>
              </table:table-cell>
              <table:table-cell office:value-type="float" office:value="2.453866">
                <text:p>2.453866</text:p>
              </table:table-cell>
              <table:table-cell office:value-type="float" office:value="2.376965">
                <text:p>2.376965</text:p>
              </table:table-cell>
              <table:table-cell office:value-type="float" office:value="2.261409">
                <text:p>2.261409</text:p>
              </table:table-cell>
              <table:table-cell office:value-type="float" office:value="2.106512">
                <text:p>2.106512</text:p>
              </table:table-cell>
              <table:table-cell office:value-type="float" office:value="1.886936">
                <text:p>1.886936</text:p>
              </table:table-cell>
              <table:table-cell office:value-type="float" office:value="1.510775">
                <text:p>1.5107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05">
                <text:p>1.05</text:p>
              </table:table-cell>
              <table:table-cell office:value-type="float" office:value="2.374543">
                <text:p>2.374543</text:p>
              </table:table-cell>
              <table:table-cell office:value-type="float" office:value="2.352577">
                <text:p>2.352577</text:p>
              </table:table-cell>
              <table:table-cell office:value-type="float" office:value="2.330942">
                <text:p>2.330942</text:p>
              </table:table-cell>
              <table:table-cell office:value-type="float" office:value="2.288405">
                <text:p>2.288405</text:p>
              </table:table-cell>
              <table:table-cell office:value-type="float" office:value="2.234576">
                <text:p>2.234576</text:p>
              </table:table-cell>
              <table:table-cell office:value-type="float" office:value="2.163505">
                <text:p>2.163505</text:p>
              </table:table-cell>
              <table:table-cell office:value-type="float" office:value="2.057925">
                <text:p>2.057925</text:p>
              </table:table-cell>
              <table:table-cell office:value-type="float" office:value="1.918584">
                <text:p>1.918584</text:p>
              </table:table-cell>
              <table:table-cell office:value-type="float" office:value="1.724854">
                <text:p>1.724854</text:p>
              </table:table-cell>
              <table:table-cell office:value-type="float" office:value="1.398407">
                <text:p>1.3984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1">
                <text:p>1.1</text:p>
              </table:table-cell>
              <table:table-cell office:value-type="float" office:value="2.177615">
                <text:p>2.177615</text:p>
              </table:table-cell>
              <table:table-cell office:value-type="float" office:value="2.1569">
                <text:p>2.1569</text:p>
              </table:table-cell>
              <table:table-cell office:value-type="float" office:value="2.136549">
                <text:p>2.136549</text:p>
              </table:table-cell>
              <table:table-cell office:value-type="float" office:value="2.096685">
                <text:p>2.096685</text:p>
              </table:table-cell>
              <table:table-cell office:value-type="float" office:value="2.046523">
                <text:p>2.046523</text:p>
              </table:table-cell>
              <table:table-cell office:value-type="float" office:value="1.980792">
                <text:p>1.980792</text:p>
              </table:table-cell>
              <table:table-cell office:value-type="float" office:value="1.884162">
                <text:p>1.884162</text:p>
              </table:table-cell>
              <table:table-cell office:value-type="float" office:value="1.758401">
                <text:p>1.758401</text:p>
              </table:table-cell>
              <table:table-cell office:value-type="float" office:value="1.586513">
                <text:p>1.586513</text:p>
              </table:table-cell>
              <table:table-cell office:value-type="float" office:value="1.300925">
                <text:p>1.3009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15">
                <text:p>1.15</text:p>
              </table:table-cell>
              <table:table-cell office:value-type="float" office:value="2.0064">
                <text:p>2.0064</text:p>
              </table:table-cell>
              <table:table-cell office:value-type="float" office:value="1.986865">
                <text:p>1.986865</text:p>
              </table:table-cell>
              <table:table-cell office:value-type="float" office:value="1.967724">
                <text:p>1.967724</text:p>
              </table:table-cell>
              <table:table-cell office:value-type="float" office:value="1.930367">
                <text:p>1.930367</text:p>
              </table:table-cell>
              <table:table-cell office:value-type="float" office:value="1.883617">
                <text:p>1.883617</text:p>
              </table:table-cell>
              <table:table-cell office:value-type="float" office:value="1.822788">
                <text:p>1.822788</text:p>
              </table:table-cell>
              <table:table-cell office:value-type="float" office:value="1.734224">
                <text:p>1.734224</text:p>
              </table:table-cell>
              <table:table-cell office:value-type="float" office:value="1.620403">
                <text:p>1.620403</text:p>
              </table:table-cell>
              <table:table-cell office:value-type="float" office:value="1.467163">
                <text:p>1.467163</text:p>
              </table:table-cell>
              <table:table-cell office:value-type="float" office:value="1.215574">
                <text:p>1.2155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2">
                <text:p>1.2</text:p>
              </table:table-cell>
              <table:table-cell office:value-type="float" office:value="1.85625">
                <text:p>1.85625</text:p>
              </table:table-cell>
              <table:table-cell office:value-type="float" office:value="1.837828">
                <text:p>1.837828</text:p>
              </table:table-cell>
              <table:table-cell office:value-type="float" office:value="1.819826">
                <text:p>1.819826</text:p>
              </table:table-cell>
              <table:table-cell office:value-type="float" office:value="1.78482">
                <text:p>1.78482</text:p>
              </table:table-cell>
              <table:table-cell office:value-type="float" office:value="1.741246">
                <text:p>1.741246</text:p>
              </table:table-cell>
              <table:table-cell office:value-type="float" office:value="1.68493">
                <text:p>1.68493</text:p>
              </table:table-cell>
              <table:table-cell office:value-type="float" office:value="1.603664">
                <text:p>1.603664</text:p>
              </table:table-cell>
              <table:table-cell office:value-type="float" office:value="1.500407">
                <text:p>1.500407</text:p>
              </table:table-cell>
              <table:table-cell office:value-type="float" office:value="1.363226">
                <text:p>1.363226</text:p>
              </table:table-cell>
              <table:table-cell office:value-type="float" office:value="1.140239">
                <text:p>1.1402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25">
                <text:p>1.25</text:p>
              </table:table-cell>
              <table:table-cell office:value-type="float" office:value="1.723578">
                <text:p>1.723578</text:p>
              </table:table-cell>
              <table:table-cell office:value-type="float" office:value="1.706205">
                <text:p>1.706205</text:p>
              </table:table-cell>
              <table:table-cell office:value-type="float" office:value="1.689274">
                <text:p>1.689274</text:p>
              </table:table-cell>
              <table:table-cell office:value-type="float" office:value="1.656474">
                <text:p>1.656474</text:p>
              </table:table-cell>
              <table:table-cell office:value-type="float" office:value="1.615859">
                <text:p>1.615859</text:p>
              </table:table-cell>
              <table:table-cell office:value-type="float" office:value="1.563704">
                <text:p>1.563704</text:p>
              </table:table-cell>
              <table:table-cell office:value-type="float" office:value="1.489064">
                <text:p>1.489064</text:p>
              </table:table-cell>
              <table:table-cell office:value-type="float" office:value="1.395202">
                <text:p>1.395202</text:p>
              </table:table-cell>
              <table:table-cell office:value-type="float" office:value="1.271961">
                <text:p>1.271961</text:p>
              </table:table-cell>
              <table:table-cell office:value-type="float" office:value="1.073263">
                <text:p>1.0732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3">
                <text:p>1.3</text:p>
              </table:table-cell>
              <table:table-cell office:value-type="float" office:value="1.605566">
                <text:p>1.605566</text:p>
              </table:table-cell>
              <table:table-cell office:value-type="float" office:value="1.589181">
                <text:p>1.589181</text:p>
              </table:table-cell>
              <table:table-cell office:value-type="float" office:value="1.573258">
                <text:p>1.573258</text:p>
              </table:table-cell>
              <table:table-cell office:value-type="float" office:value="1.542526">
                <text:p>1.542526</text:p>
              </table:table-cell>
              <table:table-cell office:value-type="float" office:value="1.504671">
                <text:p>1.504671</text:p>
              </table:table-cell>
              <table:table-cell office:value-type="float" office:value="1.456359">
                <text:p>1.456359</text:p>
              </table:table-cell>
              <table:table-cell office:value-type="float" office:value="1.387754">
                <text:p>1.387754</text:p>
              </table:table-cell>
              <table:table-cell office:value-type="float" office:value="1.30229">
                <text:p>1.30229</text:p>
              </table:table-cell>
              <table:table-cell office:value-type="float" office:value="1.191229">
                <text:p>1.191229</text:p>
              </table:table-cell>
              <table:table-cell office:value-type="float" office:value="1.013338">
                <text:p>1.013338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Linux_X86_64 LibreOffice_project/2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